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4" table:default-cell-style-name="ce17"/>
        <table:table-column table:style-name="co1" table:number-columns-repeated="2" table:default-cell-style-name="Default"/>
        <table:table-row table:style-name="ro1" table:number-rows-repeated="2">
          <table:table-cell table:style-name="ce1" table:number-columns-repeated="3"/>
          <table:table-cell table:style-name="ce2"/>
          <table:table-cell table:style-name="ce13" table:number-columns-repeated="4"/>
          <table:table-cell table:style-name="ce1" table:number-columns-repeated="2"/>
        </table:table-row>
        <table:table-row table:style-name="ro2">
          <table:table-cell table:style-name="ce1"/>
          <table:table-cell table:style-name="ce1" office:value-type="string">
            <text:p>Types:</text:p>
          </table:table-cell>
          <table:table-cell table:style-name="ce2" office:value-type="float" office:value="0">
            <text:p>0</text:p>
          </table:table-cell>
          <table:table-cell table:style-name="ce8" office:value-type="string">
            <text:p>Original OpenCV algorithm: floating point coefficients</text:p>
          </table:table-cell>
          <table:table-cell table:style-name="ce13" table:number-columns-repeated="4"/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2" office:value-type="float" office:value="1">
            <text:p>1</text:p>
          </table:table-cell>
          <table:table-cell table:style-name="ce8" office:value-type="string">
            <text:p>Custom convolution with floating point coefficients</text:p>
          </table:table-cell>
          <table:table-cell table:style-name="ce13" table:number-columns-repeated="4"/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3" office:value-type="float" office:value="2">
            <text:p>2</text:p>
          </table:table-cell>
          <table:table-cell table:style-name="ce9" office:value-type="string">
            <text:p>Custom convolution with integer coefficients</text:p>
          </table:table-cell>
          <table:table-cell table:style-name="ce13" table:number-columns-repeated="4"/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2" office:value-type="float" office:value="3">
            <text:p>3</text:p>
          </table:table-cell>
          <table:table-cell table:style-name="ce8" office:value-type="string">
            <text:p>Custom convolution with integer coefficients and normalization by shifting</text:p>
          </table:table-cell>
          <table:table-cell table:style-name="ce13" table:number-columns-repeated="4"/>
          <table:table-cell table:style-name="ce1" table:number-columns-repeated="2"/>
        </table:table-row>
        <table:table-row table:style-name="ro1" table:number-rows-repeated="3">
          <table:table-cell table:style-name="ce1" table:number-columns-repeated="3"/>
          <table:table-cell table:style-name="ce2"/>
          <table:table-cell table:style-name="ce13" table:number-columns-repeated="4"/>
          <table:table-cell table:style-name="ce1" table:number-columns-repeated="2"/>
        </table:table-row>
        <table:table-row table:style-name="ro2">
          <table:table-cell table:style-name="ce1" table:number-columns-repeated="3"/>
          <table:table-cell table:style-name="Default"/>
          <table:table-cell table:style-name="ce13" office:value-type="string">
            <text:p>Alg type</text:p>
          </table:table-cell>
          <table:table-cell table:style-name="ce13" office:value-type="string">
            <text:p>PSNR</text:p>
          </table:table-cell>
          <table:table-cell table:style-name="ce13" office:value-type="string">
            <text:p>MSSIM</text:p>
          </table:table-cell>
          <table:table-cell table:style-name="ce13" office:value-type="string">
            <text:p>FSIM</text:p>
          </table:table-cell>
          <table:table-cell table:style-name="ce1"/>
          <table:table-cell table:style-name="ce1" office:value-type="string">
            <text:p>Notes</text:p>
          </table:table-cell>
        </table:table-row>
        <table:table-row table:style-name="ro2">
          <table:table-cell table:style-name="ce1"/>
          <table:table-cell/>
          <table:table-cell table:style-name="ce4" office:value-type="string">
            <text:p>n_blur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45,99</text:p>
          </table:table-cell>
          <table:table-cell table:style-name="ce13" office:value-type="string">
            <text:p>0,9965</text:p>
          </table:table-cell>
          <table:table-cell table:style-name="ce13" office:value-type="string">
            <text:p>0,7302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/>
          <table:table-cell table:style-name="ce5" office:value-type="string">
            <text:p>σ</text:p>
          </table:table-cell>
          <table:table-cell table:style-name="ce2" office:value-type="float" office:value="0.4">
            <text:p>0,4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47,96</text:p>
          </table:table-cell>
          <table:table-cell table:style-name="ce13" office:value-type="string">
            <text:p>0,9960</text:p>
          </table:table-cell>
          <table:table-cell table:style-name="ce13" office:value-type="string">
            <text:p>0,7299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table:style-name="ce13" office:value-type="string">
            <text:p>46,82</text:p>
          </table:table-cell>
          <table:table-cell table:style-name="ce13" office:value-type="string">
            <text:p>0,9954</text:p>
          </table:table-cell>
          <table:table-cell table:style-name="ce13" office:value-type="string">
            <text:p>0,7299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table:style-name="ce13" office:value-type="string">
            <text:p>20,76</text:p>
          </table:table-cell>
          <table:table-cell table:style-name="ce13" office:value-type="string">
            <text:p>0,9665</text:p>
          </table:table-cell>
          <table:table-cell table:style-name="ce13" office:value-type="string">
            <text:p>0,7180</text:p>
          </table:table-cell>
          <table:table-cell table:style-name="ce1"/>
          <table:table-cell table:style-name="ce1" office:value-type="string">
            <text:p>Image is very dark, presents some overflows (norm=625, rnd=512 ~ 18%)</text:p>
          </table:table-cell>
        </table:table-row>
        <table:table-row table:style-name="ro2">
          <table:table-cell table:style-name="ce1" table:number-columns-repeated="2"/>
          <table:table-cell table:style-name="ce4" office:value-type="string">
            <text:p>n_blur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40,27</text:p>
          </table:table-cell>
          <table:table-cell table:style-name="ce13" office:value-type="string">
            <text:p>0,9810</text:p>
          </table:table-cell>
          <table:table-cell table:style-name="ce13" office:value-type="string">
            <text:p>0,7315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5" office:value-type="string">
            <text:p>σ</text:p>
          </table:table-cell>
          <table:table-cell table:style-name="ce2" office:value-type="float" office:value="0.5">
            <text:p>0,5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40,10</text:p>
          </table:table-cell>
          <table:table-cell table:style-name="ce13" office:value-type="string">
            <text:p>0,9765</text:p>
          </table:table-cell>
          <table:table-cell table:style-name="ce13" office:value-type="string">
            <text:p>0,7308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table:style-name="ce13" office:value-type="string">
            <text:p>39,54</text:p>
          </table:table-cell>
          <table:table-cell table:style-name="ce13" office:value-type="string">
            <text:p>0,9747</text:p>
          </table:table-cell>
          <table:table-cell table:style-name="ce13" office:value-type="string">
            <text:p>0,7308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table:style-name="ce13" office:value-type="string">
            <text:p>18,79</text:p>
          </table:table-cell>
          <table:table-cell table:style-name="ce13" office:value-type="string">
            <text:p>0,9383</text:p>
          </table:table-cell>
          <table:table-cell table:style-name="ce13" office:value-type="string">
            <text:p>0,7177</text:p>
          </table:table-cell>
          <table:table-cell table:style-name="ce1"/>
          <table:table-cell table:style-name="ce1" office:value-type="string">
            <text:p>Image is a bit lighter (norm=81, rnd=64 ~ 21%), with some overflows</text:p>
          </table:table-cell>
        </table:table-row>
        <table:table-row table:style-name="ro2">
          <table:table-cell table:style-name="ce1" table:number-columns-repeated="2"/>
          <table:table-cell table:style-name="ce4" office:value-type="string">
            <text:p>n_blur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33,89</text:p>
          </table:table-cell>
          <table:table-cell table:style-name="ce13" office:value-type="string">
            <text:p>0,9012</text:p>
          </table:table-cell>
          <table:table-cell table:style-name="ce13" office:value-type="string">
            <text:p>0,7338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5" office:value-type="string">
            <text:p>σ</text:p>
          </table:table-cell>
          <table:table-cell table:style-name="ce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32,80</text:p>
          </table:table-cell>
          <table:table-cell table:style-name="ce13" office:value-type="string">
            <text:p>0,8868</text:p>
          </table:table-cell>
          <table:table-cell table:style-name="ce13" office:value-type="string">
            <text:p>0,7314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table:style-name="ce13" office:value-type="string">
            <text:p>33,41</text:p>
          </table:table-cell>
          <table:table-cell table:style-name="ce13" office:value-type="string">
            <text:p>0,9016</text:p>
          </table:table-cell>
          <table:table-cell table:style-name="ce13" office:value-type="string">
            <text:p>0,7314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table:style-name="ce13" office:value-type="string">
            <text:p>33,41</text:p>
          </table:table-cell>
          <table:table-cell table:style-name="ce13" office:value-type="string">
            <text:p>0,9016</text:p>
          </table:table-cell>
          <table:table-cell table:style-name="ce13" office:value-type="string">
            <text:p>0,7314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4" office:value-type="string">
            <text:p>n_blur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33,07</text:p>
          </table:table-cell>
          <table:table-cell table:style-name="ce13" office:value-type="string">
            <text:p>0,8803</text:p>
          </table:table-cell>
          <table:table-cell table:style-name="ce13" office:value-type="string">
            <text:p>0,7343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5" office:value-type="string">
            <text:p>σ</text:p>
          </table:table-cell>
          <table:table-cell table:style-name="ce2" office:value-type="float" office:value="1.5">
            <text:p>1,5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31,96</text:p>
          </table:table-cell>
          <table:table-cell table:style-name="ce13" office:value-type="string">
            <text:p>0,8656</text:p>
          </table:table-cell>
          <table:table-cell table:style-name="ce13" office:value-type="string">
            <text:p>0,731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table:style-name="ce13" office:value-type="string">
            <text:p>31,35</text:p>
          </table:table-cell>
          <table:table-cell table:style-name="ce13" office:value-type="string">
            <text:p>0,8493</text:p>
          </table:table-cell>
          <table:table-cell table:style-name="ce13" office:value-type="string">
            <text:p>0,7316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table:style-name="ce13" office:value-type="string">
            <text:p>25,21</text:p>
          </table:table-cell>
          <table:table-cell table:style-name="ce13" office:value-type="string">
            <text:p>0,8503</text:p>
          </table:table-cell>
          <table:table-cell table:style-name="ce13" office:value-type="string">
            <text:p>0,7262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/>
          <table:table-cell table:style-name="Default" table:number-columns-repeated="2"/>
          <table:table-cell table:style-name="ce13" table:number-columns-repeated="3"/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4" office:value-type="string">
            <text:p>n_blur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34,04</text:p>
          </table:table-cell>
          <table:table-cell table:style-name="ce13" office:value-type="string">
            <text:p>0,9097</text:p>
          </table:table-cell>
          <table:table-cell table:style-name="ce13" office:value-type="string">
            <text:p>0,7343</text:p>
          </table:table-cell>
          <table:table-cell table:style-name="ce1"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0.8">
            <text:p>0,8</text:p>
          </table:table-cell>
          <table:table-cell table:style-name="ce15" office:value-type="float" office:value="1">
            <text:p>1</text:p>
          </table:table-cell>
          <table:table-cell office:value-type="string">
            <text:p>33,10</text:p>
          </table:table-cell>
          <table:table-cell office:value-type="string">
            <text:p>0,8969</text:p>
          </table:table-cell>
          <table:table-cell office:value-type="string">
            <text:p>0,73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33,20</text:p>
          </table:table-cell>
          <table:table-cell office:value-type="string">
            <text:p>0,9006</text:p>
          </table:table-cell>
          <table:table-cell office:value-type="string">
            <text:p>0,73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32,73</text:p>
          </table:table-cell>
          <table:table-cell office:value-type="string">
            <text:p>0,8993</text:p>
          </table:table-cell>
          <table:table-cell office:value-type="string">
            <text:p>0,732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office:value-type="string">
            <text:p>32,35</text:p>
          </table:table-cell>
          <table:table-cell office:value-type="string">
            <text:p>0,8732</text:p>
          </table:table-cell>
          <table:table-cell office:value-type="string">
            <text:p>0,735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string">
            <text:p>31,43</text:p>
          </table:table-cell>
          <table:table-cell office:value-type="string">
            <text:p>0,8583</text:p>
          </table:table-cell>
          <table:table-cell office:value-type="string">
            <text:p>0,73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31,41</text:p>
          </table:table-cell>
          <table:table-cell office:value-type="string">
            <text:p>0,8599</text:p>
          </table:table-cell>
          <table:table-cell office:value-type="string">
            <text:p>0,73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25,10</text:p>
          </table:table-cell>
          <table:table-cell office:value-type="string">
            <text:p>0,8637</text:p>
          </table:table-cell>
          <table:table-cell office:value-type="string">
            <text:p>0,727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office:value-type="string">
            <text:p>30,97</text:p>
          </table:table-cell>
          <table:table-cell office:value-type="string">
            <text:p>0,8362</text:p>
          </table:table-cell>
          <table:table-cell office:value-type="string">
            <text:p>0,737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.3">
            <text:p>1,3</text:p>
          </table:table-cell>
          <table:table-cell table:style-name="ce15" office:value-type="float" office:value="1">
            <text:p>1</text:p>
          </table:table-cell>
          <table:table-cell office:value-type="string">
            <text:p>30,10</text:p>
          </table:table-cell>
          <table:table-cell office:value-type="string">
            <text:p>0,8196</text:p>
          </table:table-cell>
          <table:table-cell office:value-type="string">
            <text:p>0,73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29,99</text:p>
          </table:table-cell>
          <table:table-cell office:value-type="string">
            <text:p>0,8188</text:p>
          </table:table-cell>
          <table:table-cell office:value-type="string">
            <text:p>0,733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18,93</text:p>
          </table:table-cell>
          <table:table-cell office:value-type="string">
            <text:p>0,8040</text:p>
          </table:table-cell>
          <table:table-cell office:value-type="string">
            <text:p>0,7239</text:p>
          </table:table-cell>
          <table:table-cell/>
          <table:table-cell office:value-type="string">
            <text:p>Image is lighter, with some overflows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office:value-type="string">
            <text:p>32,26</text:p>
          </table:table-cell>
          <table:table-cell office:value-type="string">
            <text:p>0,8706</text:p>
          </table:table-cell>
          <table:table-cell office:value-type="string">
            <text:p><text:s text:c="4"/>0.736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string">
            <text:p>31,32</text:p>
          </table:table-cell>
          <table:table-cell office:value-type="string">
            <text:p>0,8561</text:p>
          </table:table-cell>
          <table:table-cell office:value-type="string">
            <text:p><text:s text:c="4"/>0.73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31,28</text:p>
          </table:table-cell>
          <table:table-cell office:value-type="string">
            <text:p>0,8561</text:p>
          </table:table-cell>
          <table:table-cell office:value-type="string">
            <text:p><text:s text:c="4"/>0.733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20,15</text:p>
          </table:table-cell>
          <table:table-cell office:value-type="string">
            <text:p>0,8015</text:p>
          </table:table-cell>
          <table:table-cell office:value-type="string">
            <text:p><text:s text:c="4"/>0.7358</text:p>
          </table:table-cell>
          <table:table-cell/>
          <table:table-cell office:value-type="string">
            <text:p>Image is darker</text:p>
          </table:table-cell>
        </table:table-row>
        <table:table-row table:style-name="ro2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office:value-type="string">
            <text:p>30,95</text:p>
          </table:table-cell>
          <table:table-cell office:value-type="string">
            <text:p>0,8383</text:p>
          </table:table-cell>
          <table:table-cell office:value-type="string">
            <text:p>0,738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.2">
            <text:p>1,2</text:p>
          </table:table-cell>
          <table:table-cell table:style-name="ce15" office:value-type="float" office:value="1">
            <text:p>1</text:p>
          </table:table-cell>
          <table:table-cell office:value-type="string">
            <text:p>30,14</text:p>
          </table:table-cell>
          <table:table-cell office:value-type="string">
            <text:p>0,8232</text:p>
          </table:table-cell>
          <table:table-cell office:value-type="string">
            <text:p><text:s text:c="4"/>0.73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30,05</text:p>
          </table:table-cell>
          <table:table-cell office:value-type="string">
            <text:p>0,8220</text:p>
          </table:table-cell>
          <table:table-cell office:value-type="string">
            <text:p><text:s text:c="4"/>0.73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23,18</text:p>
          </table:table-cell>
          <table:table-cell office:value-type="string">
            <text:p>0,8239</text:p>
          </table:table-cell>
          <table:table-cell office:value-type="string">
            <text:p><text:s text:c="4"/>0.728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office:value-type="string">
            <text:p>29,45</text:p>
          </table:table-cell>
          <table:table-cell office:value-type="string">
            <text:p>0,8029</text:p>
          </table:table-cell>
          <table:table-cell office:value-type="string">
            <text:p><text:s text:c="4"/>0.740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.5">
            <text:p>1,5</text:p>
          </table:table-cell>
          <table:table-cell table:style-name="ce15" office:value-type="float" office:value="1">
            <text:p>1</text:p>
          </table:table-cell>
          <table:table-cell office:value-type="string">
            <text:p>28,98</text:p>
          </table:table-cell>
          <table:table-cell office:value-type="string">
            <text:p>0,7866</text:p>
          </table:table-cell>
          <table:table-cell office:value-type="string">
            <text:p><text:s text:c="4"/>0.73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28,87</text:p>
          </table:table-cell>
          <table:table-cell office:value-type="string">
            <text:p>0,7833</text:p>
          </table:table-cell>
          <table:table-cell office:value-type="string">
            <text:p><text:s text:c="4"/>0.735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13,58</text:p>
          </table:table-cell>
          <table:table-cell office:value-type="string">
            <text:p>0,7022</text:p>
          </table:table-cell>
          <table:table-cell office:value-type="string">
            <text:p><text:s text:c="4"/>0.7012</text:p>
          </table:table-cell>
          <table:table-cell/>
          <table:table-cell office:value-type="string">
            <text:p>A bit brighter, bigger overflow region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103">
            <text:p>103</text:p>
          </table:table-cell>
          <table:table-cell table:style-name="ce14" office:value-type="float" office:value="0">
            <text:p>0</text:p>
          </table:table-cell>
          <table:table-cell office:value-type="string">
            <text:p>22,15</text:p>
          </table:table-cell>
          <table:table-cell office:value-type="string">
            <text:p>0,6018</text:p>
          </table:table-cell>
          <table:table-cell office:value-type="string">
            <text:p><text:s text:c="4"/>0.6932</text:p>
          </table:table-cell>
          <table:table-cell/>
          <table:table-cell office:value-type="string">
            <text:p>Heavy blurred images, but Lena is still recognizable.</text:p>
          </table:table-cell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office:value-type="string">
            <text:p>21,02</text:p>
          </table:table-cell>
          <table:table-cell office:value-type="string">
            <text:p>0,5803</text:p>
          </table:table-cell>
          <table:table-cell office:value-type="string">
            <text:p><text:s text:c="4"/>0.68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20,99</text:p>
          </table:table-cell>
          <table:table-cell office:value-type="string">
            <text:p>0,5803</text:p>
          </table:table-cell>
          <table:table-cell office:value-type="string">
            <text:p><text:s text:c="4"/>0.68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19,31</text:p>
          </table:table-cell>
          <table:table-cell office:value-type="string">
            <text:p>0,5777</text:p>
          </table:table-cell>
          <table:table-cell office:value-type="string">
            <text:p><text:s text:c="4"/>0.678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103">
            <text:p>103</text:p>
          </table:table-cell>
          <table:table-cell table:style-name="ce14" office:value-type="float" office:value="0">
            <text:p>0</text:p>
          </table:table-cell>
          <table:table-cell office:value-type="string">
            <text:p>18,38</text:p>
          </table:table-cell>
          <table:table-cell office:value-type="string">
            <text:p>0,5523</text:p>
          </table:table-cell>
          <table:table-cell office:value-type="string">
            <text:p><text:s text:c="4"/>0.5928</text:p>
          </table:table-cell>
          <table:table-cell/>
          <table:table-cell office:value-type="string">
            <text:p>Almost noise; anything is no more recognizable.</text:p>
          </table:table-cell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00">
            <text:p>100</text:p>
          </table:table-cell>
          <table:table-cell table:style-name="ce15" office:value-type="float" office:value="1">
            <text:p>1</text:p>
          </table:table-cell>
          <table:table-cell office:value-type="string">
            <text:p>16,29</text:p>
          </table:table-cell>
          <table:table-cell office:value-type="string">
            <text:p>0,5254</text:p>
          </table:table-cell>
          <table:table-cell office:value-type="string">
            <text:p><text:s text:c="4"/>0.61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16,16</text:p>
          </table:table-cell>
          <table:table-cell office:value-type="string">
            <text:p>0,5236</text:p>
          </table:table-cell>
          <table:table-cell office:value-type="string">
            <text:p><text:s text:c="4"/>0.61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15,58</text:p>
          </table:table-cell>
          <table:table-cell office:value-type="string">
            <text:p>0,5110</text:p>
          </table:table-cell>
          <table:table-cell office:value-type="string">
            <text:p><text:s text:c="4"/>0.6311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28/05/2016</text:date>, <text:time>22.25.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5-28T18:01:14</meta:creation-date>
    <dc:date>2016-05-28T22:25:13</dc:date>
    <dc:creator>Stefano Cillo</dc:creator>
    <meta:editing-duration>PT36M58S</meta:editing-duration>
    <meta:editing-cycles>3</meta:editing-cycles>
    <meta:generator>OpenOffice/4.1.1$Unix OpenOffice.org_project/411m6$Build-9775</meta:generator>
    <meta:document-statistic meta:table-count="3" meta:cell-count="261" meta:object-count="0"/>
  </office:meta>
</office:document-meta>
</file>